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3.623cm" table:align="left"/>
    </style:style>
    <style:style style:name="Tabla1.A" style:family="table-column">
      <style:table-column-properties style:column-width="0.986cm"/>
    </style:style>
    <style:style style:name="Tabla1.B" style:family="table-column">
      <style:table-column-properties style:column-width="2.637cm"/>
    </style:style>
    <style:style style:name="Tab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Text_20_body" style:list-style-name="L8">
      <style:paragraph-properties fo:margin-top="0cm" fo:margin-bottom="0cm" loext:contextual-spacing="false"/>
    </style:style>
    <style:style style:name="P17" style:family="paragraph" style:parent-style-name="Preformatted_20_Text">
      <style:paragraph-properties fo:margin-top="0cm" fo:margin-bottom="0.499cm" loext:contextual-spacing="false"/>
    </style:style>
    <style:style style:name="P18" style:family="paragraph" style:parent-style-name="Table_20_Contents">
      <style:paragraph-properties fo:text-align="start"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laboratorio-hftp"/>Laboratorio: hftp</text:h>
      <text:p text:style-name="Text_20_body">Cátedra de Redes y Sistemas Distribuidos</text:p>
      <text:p text:style-name="Quotations">Revisión 2017, Carlos Bederián</text:p>
      <text:p text:style-name="Quotations">Revisión 2016, Mariano Volarik</text:p>
      <text:p text:style-name="Quotations">Revisión 2015, Matias Molina</text:p>
      <text:p text:style-name="Quotations">Revisión 2012-2014, Carlos Bederián</text:p>
      <text:p text:style-name="Quotations">Revisión 2011, Nicolás Wolovick</text:p>
      <text:p text:style-name="Quotations">Revisión 2010, Daniel Moisset, Eduardo Sánchez</text:p>
      <text:p text:style-name="Quotations">Original 2009, Carolina Dania, Daniel Moisset</text:p>
      <text:h text:style-name="Heading_20_2" text:outline-level="2"><text:bookmark text:name="objetivos"/>Objetivos</text:h>
      <text:list xml:id="list4041156513466505842" text:style-name="L1">
        <text:list-item>
          <text:p text:style-name="P9">Comprender, diseñar e implementar un programa servidor de archivos secuencial. </text:p>
        </text:list-item>
        <text:list-item>
          <text:p text:style-name="P9">Estudiar e implementar un protocolo. </text:p>
        </text:list-item>
        <text:list-item>
          <text:p text:style-name="P9">Aprender a usar las primitivas de sockets para crear servidores. </text:p>
        </text:list-item>
        <text:list-item>
          <text:p text:style-name="P9">Entender que las aplicaciones de red son agnósticas respecto a la arquitectura, el sistema operativo y el lenguaje de programación utilizados. </text:p>
        </text:list-item>
        <text:list-item>
          <text:p text:style-name="P1">Comprender la problemática de una aplicación servidor (funcionamiento permanente, robustez, tolerancia a fallas, seguridad, uso apropiado de los recursos), e implementar algunas de estas características. </text:p>
        </text:list-item>
      </text:list>
      <text:h text:style-name="Heading_20_2" text:outline-level="2"><text:bookmark text:name="motivación"/>Motivación</text:h>
      <text:p text:style-name="Text_20_body">Los protocolos basados en el modelo cliente-servidor son muy comunes en redes. Por lo general, el servidor acepta conexiones simultáneas desde un gran número de clientes (en ciertos casos el número máximo de peticiones puede estar limitado). En este tipo de diseños, normalmente un servidor inicia su tarea esperando por solicitudes de los clientes. Los clientes realizan algún pedido al servidor, éste lo recibe, lo procesa, y envía una respuesta al cliente.</text:p>
      <text:p text:style-name="Text_20_body">Esta comunicación entre servidor y cliente puede requerir muchos mensajes entre ambos con el fin de procesar debidamente una solicitud. La definición de cuáles son los mensajes que tanto el cliente como el servidor entienden, e incluso la definición del orden de los mismos, está dada por un <text:span text:style-name="Emphasis">protocolo</text:span>.</text:p>
      <text:p text:style-name="Text_20_body">Un <text:span text:style-name="Strong_20_Emphasis">protocolo</text:span> es un conjunto de reglas que define qué mensajes son enviados entre los participantes, y en qué orden (en este caso, cliente y servidor). Existen infinidad de ejemplos de protocolos en redes para cada una de sus capas, desde la de acceso al medio (<text:a xlink:type="simple" xlink:href="http://en.wikipedia.org/wiki/IEEE_802.11" text:style-name="Internet_20_link" text:visited-style-name="Visited_20_Internet_20_Link">802.11</text:a> - WLAN, <text:a xlink:type="simple" xlink:href="http://en.wikipedia.org/wiki/Controller_area_network" text:style-name="Internet_20_link" text:visited-style-name="Visited_20_Internet_20_Link">CAN</text:a> - redes de control del auto, etc.), hasta la capa de aplicaciones (<text:a xlink:type="simple" xlink:href="http://tools.ietf.org/html/rfc1081" text:style-name="Internet_20_link" text:visited-style-name="Visited_20_Internet_20_Link">POP3</text:a> - lectura de correo, <text:a xlink:type="simple" xlink:href="http://en.wikipedia.org/wiki/Gopher_%28protocol%29" text:style-name="Internet_20_link" text:visited-style-name="Visited_20_Internet_20_Link">Gopher</text:a> - precursor de la web, etc.).</text:p>
      <text:h text:style-name="Heading_20_2" text:outline-level="2"><text:bookmark text:name="tarea"/><text:soft-page-break/>Tarea</text:h>
      <text:p text:style-name="Text_20_body">En este laboratorio deberán diseñar e implementar un programa servidor de archivos basado en el protocolo <text:span text:style-name="Emphasis">HFTP</text:span>. El programa cliente será provista por la cátedra. El cliente y el servidor podrán estar corriendo en máquinas distintas (sobre la misma red).</text:p>
      <text:p text:style-name="Text_20_body">Para ello, deberán:</text:p>
      <text:list xml:id="list2207891704589223350" text:style-name="L2">
        <text:list-item>
          <text:p text:style-name="P10">Implementar el servidor en Python, </text:p>
        </text:list-item>
        <text:list-item>
          <text:p text:style-name="P2">Modularizar adecuadamente el código que desarrollen. </text:p>
        </text:list-item>
      </text:list>
      <text:p text:style-name="Text_20_body">El servidor debe <text:span text:style-name="Strong_20_Emphasis">manejar una conexión por vez</text:span> (secuencial), y los clientes podrán realizar las siguientes solicitudes:</text:p>
      <text:list xml:id="list110818944398374991" text:style-name="L3">
        <text:list-item>
          <text:p text:style-name="P11"><text:span text:style-name="Strong_20_Emphasis">Listar</text:span> todos los archivos que se encuentren disponibles en el servidor. </text:p>
        </text:list-item>
        <text:list-item>
          <text:p text:style-name="P11">Dado un archivo existente en el servidor, obtener los <text:span text:style-name="Strong_20_Emphasis">metadatos</text:span> del mismo, que para este laboratorio solo será el <text:span text:style-name="Emphasis">tamaño</text:span> del archivo. </text:p>
        </text:list-item>
        <text:list-item>
          <text:p text:style-name="P11">Dado un archivo existente en el servidor, obtener una <text:span text:style-name="Strong_20_Emphasis">fragmento</text:span> del mismo. Éste fragmento estará dado por un par <text:span text:style-name="Emphasis">offset, size</text:span> (offset es el comienzo de la porción deseada). </text:p>
        </text:list-item>
        <text:list-item>
          <text:p text:style-name="P3"><text:span text:style-name="Strong_20_Emphasis">Interrumpir</text:span> la conexión. </text:p>
        </text:list-item>
      </text:list>
      <text:h text:style-name="Heading_20_2" text:outline-level="2"><text:bookmark text:name="ejemplo"/>Ejemplo</text:h>
      <text:p text:style-name="Text_20_body">A continuación daremos un ejemplo de la ejecución:</text:p>
      <text:p text:style-name="Preformatted_20_Text"><text:span text:style-name="Source_20_Text">caro@victoria:~/Ayudantia/Redes$ python server.py</text:span></text:p>
      <text:p text:style-name="Preformatted_20_Text"><text:span text:style-name="Source_20_Text">Running File Server on port 19500.</text:span></text:p>
      <text:p text:style-name="Preformatted_20_Text"><text:span text:style-name="Source_20_Text">Connected by: ('127.0.0.1', 44639)</text:span></text:p>
      <text:p text:style-name="Preformatted_20_Text"><text:span text:style-name="Source_20_Text">Request: get_file_listing</text:span></text:p>
      <text:p text:style-name="Preformatted_20_Text"><text:span text:style-name="Source_20_Text">Request: get_metadata client.py</text:span></text:p>
      <text:p text:style-name="Preformatted_20_Text"><text:span text:style-name="Source_20_Text">Request: get_slice client.py 0 1868</text:span></text:p>
      <text:p text:style-name="P17"><text:span text:style-name="Source_20_Text">Closing connection...</text:span></text:p>
      <text:h text:style-name="Heading_20_2" text:outline-level="2"><text:bookmark text:name="definición-del-protocolo-hftp"/>Definición del protocolo HFTP</text:h>
      <text:p text:style-name="Text_20_body">El protocolo HFTP es un protocolo de <text:a xlink:type="simple" xlink:href="http://en.wikipedia.org/wiki/Application_Layer" text:style-name="Internet_20_link" text:visited-style-name="Visited_20_Internet_20_Link">capa de aplicación</text:a>, definido en casa (<text:span text:style-name="Strong_20_Emphasis">H</text:span>ome-made <text:span text:style-name="Strong_20_Emphasis">F</text:span>ile <text:span text:style-name="Strong_20_Emphasis">T</text:span>ransfer <text:span text:style-name="Strong_20_Emphasis">P</text:span>rotocol). Funciona usando como <text:a xlink:type="simple" xlink:href="http://en.wikipedia.org/wiki/Transport_Layer" text:style-name="Internet_20_link" text:visited-style-name="Visited_20_Internet_20_Link">capa de transporte</text:a> el protocolo TCP de internet.</text:p>
      <text:p text:style-name="Text_20_body">El servidor debe escuchar permanentemente, atendiendo conexiones en el puerto TCP <text:span text:style-name="Source_20_Text">19500</text:span>. Un cliente tiene permitido conectarse a este puerto y enviar pedidos.</text:p>
      <text:p text:style-name="Text_20_body">Todos los pedidos del cliente consisten en una cadena terminada en un <text:a xlink:type="simple" xlink:href="http://en.wikipedia.org/wiki/Newline" text:style-name="Internet_20_link" text:visited-style-name="Visited_20_Internet_20_Link">fin de línea</text:a> estilo DOS (<text:span text:style-name="Source_20_Text">"\r\n"</text:span>). Todo el tráfico del <text:span text:style-name="Strong_20_Emphasis">cliente al servidor</text:span> debe consistir de <text:span text:style-name="Strong_20_Emphasis">pedidos</text:span>. Todo el tráfico del <text:span text:style-name="Strong_20_Emphasis">servidor a un cliente</text:span> se realiza en <text:span text:style-name="Strong_20_Emphasis">respuesta</text:span> a un pedido.</text:p>
      <text:p text:style-name="Text_20_body">El intercambio de mensajes lo inicia el cliente. El servidor contesta cada pedido antes de procesar el siguiente pedido. Esto se repite de manera intercalada, hasta que el cliente envía un pedido de fin de conexión. Es legal que el cliente envíe varios pedidos consecutivos, en cuyo caso el servidor debe contestarlos en el orden que se enviaron.</text:p>
      <text:p text:style-name="Text_20_body"><text:soft-page-break/>El texto de un pedido está compuesto por elementos separados por <text:span text:style-name="Strong_20_Emphasis">un único espacio</text:span>. El carácter <text:span text:style-name="Source_20_Text">'\n'</text:span> no puede aparecer en un pedido excepto en el terminador <text:span text:style-name="Source_20_Text">'\r\n'</text:span>. Si el servidor recibe un <text:span text:style-name="Source_20_Text">'\n'</text:span> deberá devolver un código de error <text:span text:style-name="Source_20_Text">100</text:span> (ver manejo de errores más abajo) e interrumpir la conexión. El primer elemento del pedido es llamado <text:span text:style-name="Strong_20_Emphasis">comando</text:span>, y debe ser uno de los siguientes:</text:p>
      <text:list xml:id="list1383132707099266188" text:style-name="L4">
        <text:list-item>
          <text:p text:style-name="P12"><text:span text:style-name="Source_20_Text">get_file_listing</text:span> </text:p>
        </text:list-item>
        <text:list-item>
          <text:p text:style-name="P12"><text:span text:style-name="Source_20_Text">get_metadata FILENAME</text:span> </text:p>
        </text:list-item>
        <text:list-item>
          <text:p text:style-name="P12"><text:span text:style-name="Source_20_Text">get_slice FILENAME OFFSET SIZE</text:span> </text:p>
        </text:list-item>
        <text:list-item>
          <text:p text:style-name="P4"><text:span text:style-name="Source_20_Text">quit</text:span> </text:p>
        </text:list-item>
      </text:list>
      <text:p text:style-name="Text_20_body">Si el servidor recibe un pedido cuyo comando no es uno de los anteriores deberá devolver un código de error <text:span text:style-name="Source_20_Text">200</text:span>, y no realizar más acciones con el pedido.</text:p>
      <text:p text:style-name="Text_20_body">Los elementos que siguen al comando son los <text:span text:style-name="Strong_20_Emphasis">argumentos</text:span>. Cada uno de los comandos anteriores acepta una cantidad <text:span text:style-name="Emphasis">fija</text:span> de argumentos (notar que algunos comandos reciben 0 argumentos). Si el servidor recibe un pedido con una cantidad incorrecta de argumentos para el comando solicitado, debe contestar un código de error <text:span text:style-name="Source_20_Text">201</text:span> y no seguir procesando el pedido.</text:p>
      <text:p text:style-name="Text_20_body">Todas las respuestas del servidor al cliente comienzan con una cadena terminada en <text:span text:style-name="Source_20_Text">\r\n</text:span>, y pueden tener una continuación dependiendo el comando. La cadena inicial siempre comienza con una secuencia de dígitos, seguida de <text:span text:style-name="Strong_20_Emphasis">un</text:span> espacio, seguido de un texto describiendo el resultado de la operación. Este texto es a elección del implementador, pero debería ser descriptivo del problema encontrado. Los valores numéricos posibles se dividen en 3 grupos (<text:span text:style-name="Source_20_Text">0</text:span>, <text:span text:style-name="Source_20_Text">1xx</text:span>, <text:span text:style-name="Source_20_Text">2xx</text:span>) y son:</text:p>
      <table:table table:name="Tabla1" table:style-name="Tabla1">
        <table:table-column table:style-name="Tabla1.A"/>
        <table:table-column table:style-name="Tabla1.B"/>
        <table:table-row>
          <table:table-cell table:style-name="Tabla1.A1" office:value-type="string">
            <text:p text:style-name="P18"><text:span text:style-name="Source_20_Text">0</text:span></text:p>
          </table:table-cell>
          <table:table-cell table:style-name="Tabla1.A1" office:value-type="string">
            <text:p text:style-name="P18">La operación se realizó con éxito.</text:p>
          </table:table-cell>
        </table:table-row>
        <table:table-row>
          <table:table-cell table:style-name="Tabla1.A1" office:value-type="string">
            <text:p text:style-name="P18"><text:span text:style-name="Source_20_Text">100</text:span></text:p>
          </table:table-cell>
          <table:table-cell table:style-name="Tabla1.A1" office:value-type="string">
            <text:p text:style-name="P18">Se encontró un carácter <text:span text:style-name="Source_20_Text">\n</text:span> fuera de un terminador de pedido <text:span text:style-name="Source_20_Text">\r\n</text:span>.</text:p>
          </table:table-cell>
        </table:table-row>
        <table:table-row>
          <table:table-cell table:style-name="Tabla1.A1" office:value-type="string">
            <text:p text:style-name="P18"><text:span text:style-name="Source_20_Text">101</text:span></text:p>
          </table:table-cell>
          <table:table-cell table:style-name="Tabla1.A1" office:value-type="string">
            <text:p text:style-name="P18">Alguna malformación del pedido impidió procesarlo.</text:p>
          </table:table-cell>
        </table:table-row>
        <table:table-row>
          <table:table-cell table:style-name="Tabla1.A1" office:value-type="string">
            <text:p text:style-name="P18"><text:span text:style-name="Source_20_Text">199</text:span></text:p>
          </table:table-cell>
          <table:table-cell table:style-name="Tabla1.A1" office:value-type="string">
            <text:p text:style-name="P18">El servidor tuvo algún fallo interno al intentar procesar el pedido.</text:p>
          </table:table-cell>
        </table:table-row>
        <table:table-row>
          <table:table-cell table:style-name="Tabla1.A1" office:value-type="string">
            <text:p text:style-name="P18"><text:span text:style-name="Source_20_Text">200</text:span></text:p>
          </table:table-cell>
          <table:table-cell table:style-name="Tabla1.A1" office:value-type="string">
            <text:p text:style-name="P18">El comando no está en la lista de comandos aceptados.</text:p>
          </table:table-cell>
        </table:table-row>
        <table:table-row>
          <table:table-cell table:style-name="Tabla1.A1" office:value-type="string">
            <text:p text:style-name="P18"><text:span text:style-name="Source_20_Text">201</text:span></text:p>
          </table:table-cell>
          <table:table-cell table:style-name="Tabla1.A1" office:value-type="string">
            <text:p text:style-name="P18">La cantidad de <text:soft-page-break/>argumentos no corresponde al comando, o los argumentos no tienen la forma correcta.</text:p>
          </table:table-cell>
        </table:table-row>
        <table:table-row>
          <table:table-cell table:style-name="Tabla1.A1" office:value-type="string">
            <text:p text:style-name="P18"><text:span text:style-name="Source_20_Text">202</text:span></text:p>
          </table:table-cell>
          <table:table-cell table:style-name="Tabla1.A1" office:value-type="string">
            <text:p text:style-name="P18">El pedido se refiere a un archivo inexistente.</text:p>
          </table:table-cell>
        </table:table-row>
        <table:table-row>
          <table:table-cell table:style-name="Tabla1.A1" office:value-type="string">
            <text:p text:style-name="P18"><text:span text:style-name="Source_20_Text">203</text:span></text:p>
          </table:table-cell>
          <table:table-cell table:style-name="Tabla1.A1" office:value-type="string">
            <text:p text:style-name="P18">El pedido se refiere a una posición inexistente en un archivo.</text:p>
          </table:table-cell>
        </table:table-row>
      </table:table>
      <text:p text:style-name="Text_20_body">Luego de enviar un código de error de tipo <text:span text:style-name="Source_20_Text">1xx</text:span>, el servidor debería cerrar la conexión hacia el cliente (estos errores se consideran "fatales"). Si el servidor puede atender un pedido correctamente, entonces debe contestar <text:span text:style-name="Source_20_Text">0</text:span>. Si el servidor contesta un valor distinto de <text:span text:style-name="Source_20_Text">0</text:span>, no debería hacer modificaciones en su estado ni el del sistema más allá del envío de mensaje de estado, y posible cierre de la conexión (si y solo si el comando fuese <text:span text:style-name="Source_20_Text">quit</text:span>). Si el servidor responde un código de tipo <text:span text:style-name="Source_20_Text">2xx</text:span>, la conexión debe permanecer abierta y recibir pedidos posteriores.</text:p>
      <text:h text:style-name="Heading_20_3" text:outline-level="3"><text:bookmark text:name="descripción-de-cada-comando"/>Descripción de cada comando</text:h>
      <text:h text:style-name="Heading_20_4" text:outline-level="4"><text:bookmark text:name="get_file_listing"/><text:span text:style-name="Source_20_Text">get_file_listing</text:span></text:h>
      <text:p text:style-name="Text_20_body">El comando <text:span text:style-name="Source_20_Text">get_file_listing</text:span> recibe 0 argumentos. Si termina correctamente (con estado 0), luego de la línea de estado, se envía una secuencia de líneas terminadas en <text:span text:style-name="Source_20_Text">\r\n</text:span>, cada una con un nombre de archivo disponible a través del servicio. Luego de esta secuencia de líneas, sigue una línea sin más texto que el terminador <text:span text:style-name="Source_20_Text">\r\n</text:span>, para indicar el fin de la respuesta.</text:p>
      <text:p text:style-name="Text_20_body">Debajo damos como ejemplo una conversación entre <text:span text:style-name="Source_20_Text">C:</text:span>liente y <text:span text:style-name="Source_20_Text">S:</text:span>ervidor, mostrando explícitamente los caracteres especiales de retorno del carro y fin de línea.</text:p>
      <text:p text:style-name="Preformatted_20_Text"><text:span text:style-name="Source_20_Text">C: get_file_listing\r\n</text:span></text:p>
      <text:p text:style-name="Preformatted_20_Text"><text:span text:style-name="Source_20_Text">S: 0 OK\r\n</text:span></text:p>
      <text:p text:style-name="Preformatted_20_Text"><text:span text:style-name="Source_20_Text">S: archivo1.txt\r\n</text:span></text:p>
      <text:p text:style-name="Preformatted_20_Text"><text:span text:style-name="Source_20_Text">S: archivo2.jpg\r\n</text:span></text:p>
      <text:p text:style-name="P17"><text:span text:style-name="Source_20_Text">S: \r\n</text:span></text:p>
      <text:h text:style-name="Heading_20_4" text:outline-level="4"><text:bookmark text:name="get_metadata"/><text:span text:style-name="Source_20_Text">get_metadata</text:span></text:h>
      <text:p text:style-name="Text_20_body">El comando <text:span text:style-name="Source_20_Text">get_metadata</text:span> toma un argumento que debería ser un nombre de archivo. Si este archivo no está disponible el servidor debería retornar un error <text:span text:style-name="Source_20_Text">202</text:span>. Si está disponible, el servidor debe responder luego de la línea de encabezado una línea terminada en <text:span text:style-name="Source_20_Text">\r\n</text:span> con una secuencia de dígitos indicando la longitud del archivo en decimal.</text:p>
      <text:p text:style-name="Preformatted_20_Text"><text:span text:style-name="Source_20_Text">C: get_metadata archivo1.txt\r\n</text:span></text:p>
      <text:p text:style-name="Preformatted_20_Text"><text:span text:style-name="Source_20_Text">S: 0 OK\r\n</text:span></text:p>
      <text:p text:style-name="P17"><text:soft-page-break/><text:span text:style-name="Source_20_Text">S: 3199\r\n</text:span></text:p>
      <text:p text:style-name="Preformatted_20_Text"><text:span text:style-name="Source_20_Text">C: get_metadata noexiste.txt\r\n</text:span></text:p>
      <text:p text:style-name="P17"><text:span text:style-name="Source_20_Text">S: 202 No existe ese archivo\r\n</text:span></text:p>
      <text:h text:style-name="Heading_20_4" text:outline-level="4"><text:bookmark text:name="get_slice"/><text:span text:style-name="Source_20_Text">get_slice</text:span></text:h>
      <text:p text:style-name="Text_20_body">El comando <text:span text:style-name="Source_20_Text">get_slice</text:span> recibe tres argumentos. Los dos últimos deben ser secuencia de dígitos (si no lo son el servidor debe dar una respuesta <text:span text:style-name="Source_20_Text">201</text:span>). El primero debe indicar un archivo disponible (de no serlo, corresponde una respuesta <text:span text:style-name="Source_20_Text">202</text:span>). Los dos argumentos restantes son el <text:span text:style-name="Emphasis">offset</text:span> y el <text:span text:style-name="Emphasis">size</text:span>. Si el offset es mayor o igual a la longitud del archivo, o el offset sumado al size es mayor a la longitud del archivo, el servidor devolverá un error <text:span text:style-name="Source_20_Text">203</text:span>. Notar como su comportamiento es similar al <text:span text:style-name="Source_20_Text">man 2 read</text:span>, salvo que no se puede leer una parte por dentro y otra por fuera del archivo, es decir cuando vale <text:span text:style-name="Emphasis">offset≤filesize&lt;offset+size</text:span>.</text:p>
      <text:p text:style-name="Text_20_body">Luego de la línea de encabezado, la respuesta al comando <text:span text:style-name="Source_20_Text">get_slice</text:span> está formada por una secuencia de 1 o más <text:span text:style-name="Strong_20_Emphasis">fragmentos</text:span>. Cada fragmento consiste en:</text:p>
      <text:list xml:id="list8921509923114584725" text:style-name="L5">
        <text:list-item>
          <text:p text:style-name="P13">Una secuencia de dígitos indicando en base 10 la longitud de la cadena de datos del fragmento, en bytes. </text:p>
        </text:list-item>
        <text:list-item>
          <text:p text:style-name="P13">Un espacio en blanco. </text:p>
        </text:list-item>
        <text:list-item>
          <text:p text:style-name="P13">Una cadena de datos que debe ser exactamente de la cantidad de bytes indicada al principio del fragmento. </text:p>
        </text:list-item>
        <text:list-item>
          <text:p text:style-name="P5">Un terminador <text:span text:style-name="Source_20_Text">\r\n</text:span>. </text:p>
        </text:list-item>
      </text:list>
      <text:p text:style-name="Text_20_body">El último fragmento debe tener siempre longitud 0, y todos los fragmentos anteriores deben tener tamaño positivo. Nótese que dentro de la cadena de datos puede haber <text:span text:style-name="Source_20_Text">\r</text:span> y/o <text:span text:style-name="Source_20_Text">\n</text:span> intercalados, que no serán tomados como delimitadores. La concatenación de las cadenas de datos contenidas en los fragmentos, en el orden que son transmitidos, debería ser el contenido del archivo a partir del <text:span text:style-name="Emphasis">offset</text:span> (donde como es de esperar el offset 0 corresponde al primer byte del archivo), y tener a lo sumo <text:span text:style-name="Emphasis">size</text:span> bytes. El servidor debe intentar enviar <text:span text:style-name="Emphasis">size</text:span> bytes, a menos que encuentre que el archivo termina o se produzca algún error de lectura.</text:p>
      <text:p text:style-name="Preformatted_20_Text"><text:span text:style-name="Source_20_Text">C: get_slice archivo1.txt 10 30\r\n</text:span></text:p>
      <text:p text:style-name="Preformatted_20_Text"><text:span text:style-name="Source_20_Text">S: 0 Todo ok\r\n</text:span></text:p>
      <text:p text:style-name="Preformatted_20_Text"><text:span text:style-name="Source_20_Text">S: 10 r de La Ma\r\n</text:span></text:p>
      <text:p text:style-name="Preformatted_20_Text"><text:span text:style-name="Source_20_Text">S: 20 ncha de cuyo nombre \r\n</text:span></text:p>
      <text:p text:style-name="P17"><text:span text:style-name="Source_20_Text">S: 0 \r\n</text:span></text:p>
      <text:h text:style-name="Heading_20_4" text:outline-level="4"><text:bookmark text:name="quit"/><text:span text:style-name="Source_20_Text">quit</text:span></text:h>
      <text:p text:style-name="Text_20_body">El comando <text:span text:style-name="Source_20_Text">quit</text:span> recibe 0 argumentos. La respuesta a este comando debe ser siempre <text:span text:style-name="Source_20_Text">0</text:span>, y luego de enviarla debe cerrarse la conexión al cliente.</text:p>
      <text:p text:style-name="Preformatted_20_Text"><text:span text:style-name="Source_20_Text">C: quit\r\n</text:span></text:p>
      <text:p text:style-name="P17"><text:span text:style-name="Source_20_Text">S: 0 Listo!\r\n</text:span></text:p>
      <text:h text:style-name="Heading_20_2" text:outline-level="2"><text:bookmark text:name="otros-requisitos"/>Otros requisitos</text:h>
      <text:list xml:id="list2667982826407444721" text:style-name="L6">
        <text:list-item>
          <text:p text:style-name="P14">El servidor debe aceptar en la línea de comandos las <text:span text:style-name="Strong_20_Emphasis">opciones</text:span>: </text:p>
          <text:list>
            <text:list-item>
              <text:p text:style-name="P14"><text:soft-page-break/><text:span text:style-name="Source_20_Text">-d directory</text:span> para indicarle donde estan los archivos que va a publicar. </text:p>
            </text:list-item>
            <text:list-item>
              <text:p text:style-name="P14"><text:span text:style-name="Source_20_Text">-p port</text:span> para indicarle en que puerto escuchar. Si se omite debería usarse el valor por defecto que se indica en el protocolo. </text:p>
            </text:list-item>
          </text:list>
        </text:list-item>
        <text:list-item>
          <text:p text:style-name="P14"><text:span text:style-name="Source_20_Text">get_file_listing</text:span> debe devolver <text:span text:style-name="Strong_20_Emphasis">datos actualizados</text:span> si se copian o borran archivos en el directorio de datos mientras el servidor corre. </text:p>
        </text:list-item>
        <text:list-item>
          <text:p text:style-name="P14">El servidor debe funcionar con <text:span text:style-name="Strong_20_Emphasis">archivos muy grandes</text:span> (varios gigabytes, por ejemplo). Esto implica que no van a poder leer todo el archivo en memoria. En Python esto puede solucionarse usando <text:span text:style-name="Emphasis">generadores</text:span>. </text:p>
        </text:list-item>
        <text:list-item>
          <text:p text:style-name="P6">El servidor <text:span text:style-name="Strong_20_Emphasis">no deberá interrumpirse nunca</text:span> salvo que ocurran eventos excepcionales que no puedan ser solucionados (fallas de memoria, fallas en los algoritmos y las estructuras de datos), o bien que el proceso que lo contiene sea finalizado por el sistema operativo subyacente. </text:p>
        </text:list-item>
      </text:list>
      <text:h text:style-name="Heading_20_2" text:outline-level="2"><text:bookmark text:name="recomendaciones"/>Recomendaciones</text:h>
      <text:list xml:id="list2458544659391157423" text:style-name="L7">
        <text:list-item>
          <text:p text:style-name="P15">Tener en cuenta al hacer un <text:span text:style-name="Source_20_Text">recv()</text:span> que puede venir más de un pedido, o menos de un pedido (la red puede partir o unir mensajes). Van a tener que pensar <text:span text:style-name="Strong_20_Emphasis">mecanismos de buffering</text:span> que soporten eso. </text:p>
        </text:list-item>
        <text:list-item>
          <text:p text:style-name="P7">Al codificar el server, tengan en cuenta lo que puede pasar si el cliente (por error o intención) no respeta el protocolo. Traten de que el servidor sea <text:span text:style-name="Strong_20_Emphasis">robusto</text:span> en esos casos. </text:p>
        </text:list-item>
      </text:list>
      <text:h text:style-name="Heading_20_2" text:outline-level="2"><text:bookmark text:name="requisitos-del-código-a-entregar"/>Requisitos del código a entregar</text:h>
      <text:list xml:id="list3499073919679934594" text:style-name="L8">
        <text:list-item>
          <text:p text:style-name="P16">Las entregas serán a través del repositorio Git provisto por la Facultad para la Cátedra. </text:p>
        </text:list-item>
        <text:list-item>
          <text:p text:style-name="P16">Junto con el código, se deberá entregar un informe en el cual se explique detalladamente la estructuración del servidor, las decisiones de diseño tomadas, dificultades con las que se encontraron, y cómo las resolvieron. El informe debe estar en escrito en texto plano, Markdown o reStructuredText. </text:p>
        </text:list-item>
        <text:list-item>
          <text:p text:style-name="P16">Se deberá entregar código con estilo <text:a xlink:type="simple" xlink:href="http://www.python.org/dev/peps/pep-0008/" text:style-name="Internet_20_link" text:visited-style-name="Visited_20_Internet_20_Link">PEP8</text:a>. </text:p>
        </text:list-item>
        <text:list-item>
          <text:p text:style-name="P16">El trabajo es grupal. Todos los integrantes del grupo deberán ser capaces de explicar el código presentado. </text:p>
        </text:list-item>
        <text:list-item>
          <text:p text:style-name="P8">No está permitido compartir código entre grupo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9:18:54.159794773</meta:creation-date>
    <dc:date>2017-03-28T09:20:15.395676564</dc:date>
    <meta:editing-duration>PT1M30S</meta:editing-duration>
    <meta:editing-cycles>1</meta:editing-cycles>
    <meta:document-statistic meta:table-count="1" meta:image-count="0" meta:object-count="0" meta:page-count="6" meta:paragraph-count="117" meta:word-count="1915" meta:character-count="11643" meta:non-whitespace-character-count="9845"/>
    <meta:generator>LibreOffice/5.1.6.2$Linux_x86 LibreOffice_project/10m0$Build-2</meta:generator>
  </office:meta>
</office:document-meta>
</file>